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system-ui, BlinkMacSystemFont, 'Segoe UI', Roboto, Oxygen-Sans, Ubuntu, Cantarell, 'Helvetica Neue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40pt" style:font-size-asian="40pt" style:font-size-complex="4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1ffeb2" style:font-size-asian="14pt" style:font-size-complex="14pt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bold" officeooo:paragraph-rsid="001ffeb2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paragraph-rsid="001ffeb2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style:text-underline-style="solid" style:text-underline-width="auto" style:text-underline-color="font-color" fo:font-weight="bold" officeooo:paragraph-rsid="001ffeb2" style:font-size-asian="16pt" style:font-weight-asian="bold" style:font-size-complex="16pt" style:font-weight-complex="bold"/>
    </style:style>
    <style:style style:name="T1" style:family="text">
      <style:text-properties officeooo:rsid="001ffeb2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ffeb2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officeooo:rsid="0020576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text:list-style style:name="L1">
      <text:list-level-style-bullet text:level="1" text:style-name="Bullet_20_Symbols" style:num-suffix="." text:bullet-char="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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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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text:s text:c="7"/><text:span text:style-name="T5"><text:s text:c="5"/></text:span><text:span text:style-name="T3">Elyon Machu</text:span></text:p>
      <text:p text:style-name="P1"><text:s text:c="8"/><text:span text:style-name="T2">Frontend Developer</text:span></text:p>
      <text:p text:style-name="P1"/>
      <text:p text:style-name="Standard">---</text:p>
      <text:p text:style-name="P2"/>
      <text:p text:style-name="P4"><text:s/>Summary</text:p>
      <text:p text:style-name="P4"/>
      <text:p text:style-name="P2">Experienced frontend developer with a passion for creating responsive and user-friendly web applications. Skilled in HTML, CSS, JavaScript, and various frontend frameworks. Strong problem-solving abilities and a keen eye for design.</text:p>
      <text:p text:style-name="P2"/>
      <text:p text:style-name="P2">---</text:p>
      <text:p text:style-name="P2"/>
      <text:p text:style-name="P6">Experience</text:p>
      <text:p text:style-name="P3">Frontend Developer</text:p>
      <text:p text:style-name="P3"><text:span text:style-name="T1">Jamiel Skyline Properties</text:span> <text:s/></text:p>
      <text:p text:style-name="P2">January 2018 - Present</text:p>
      <text:p text:style-name="P2">- Developed and maintained responsive websites using HTML, CSS, and JavaScript.</text:p>
      <text:p text:style-name="P2">- Collaborated with the design team to implement user interface designs.</text:p>
      <text:p text:style-name="P2">- Optimized website performance and ensured cross-browser compatibility.</text:p>
      <text:p text:style-name="P2"/>
      <text:p text:style-name="P2">Junior Frontend Developer</text:p>
      <text:p text:style-name="P2">XYZ Tec<text:span text:style-name="T1">h</text:span> <text:s/></text:p>
      <text:p text:style-name="P2">June 2016 - December 2017*</text:p>
      <text:p text:style-name="P2">- Assisted in the development of web applications and user interfaces.</text:p>
      <text:p text:style-name="P2">- Implemented new features and enhancements based on client requirements.</text:p>
      <text:p text:style-name="P2">- Conducted testing and debugging to ensure smooth functionality.</text:p>
      <text:p text:style-name="P2"/>
      <text:p text:style-name="P2"/>
      <text:p text:style-name="P2"/>
      <text:p text:style-name="P4">Skills</text:p>
      <text:p text:style-name="P2">- HTML5, CSS3, JavaScript</text:p>
      <text:p text:style-name="P2">- React, Angular, Vue.js</text:p>
      <text:p text:style-name="P2">- Responsive Design</text:p>
      <text:p text:style-name="P2">- Version Control (Git)</text:p>
      <text:p text:style-name="P2"><text:soft-page-break/>- UI/UX Design Principles</text:p>
      <text:p text:style-name="P2">- Problem-Solving</text:p>
      <text:p text:style-name="P2"/>
      <text:p text:style-name="P2">---</text:p>
      <text:p text:style-name="P2"/>
      <text:p text:style-name="P7">Education</text:p>
      <text:p text:style-name="P2"><text:span text:style-name="T1">Diploma in Fulltack Development</text:span> </text:p>
      <text:p text:style-name="P2">*<text:span text:style-name="T1">Openlabs Ghana</text:span>*</text:p>
      <text:p text:style-name="P2"/>
      <text:p text:style-name="P2"/>
      <text:p text:style-name="P8">Projects</text:p>
      <text:p text:style-name="P5"><text:a xlink:type="simple" xlink:href="http://127.0.0.1:5500/index.html?#" text:style-name="Internet_20_link" text:visited-style-name="Visited_20_Internet_20_Link">Jamiel Skyyline Properties</text:a> </text:p>
      <text:p text:style-name="P5"/>
      <text:p text:style-name="P5"><text:s/><text:span text:style-name="T8">Portfolio Website</text:span></text:p>
      <text:p text:style-name="P5"><text:a xlink:type="simple" xlink:href="http://127.0.0.1:5501/index.html" text:style-name="Internet_20_link" text:visited-style-name="Visited_20_Internet_20_Link">Elyon's Fullstack Portfolio</text:a> </text:p>
      <text:p text:style-name="P2">- Developed a personal portfolio website showcasing projects and skills.</text:p>
      <text:p text:style-name="P2">- Implemented responsive design and interactive elements using CSS and JavaScri<text:span text:style-name="T6">pt</text:span></text:p>
      <text:p text:style-name="P2"/>
      <text:p text:style-name="P2"><text:s/><text:span text:style-name="T9">Certifications</text:span></text:p>
      <text:p text:style-name="P2">- Frontend Development Certification </text:p>
      <text:p text:style-name="P2">- <text:span text:style-name="T6">Fullstack Development certificate awarded by Openlabs Gh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system-ui, BlinkMacSystemFont, 'Segoe UI', Roboto, Oxygen-Sans, Ubuntu, Cantarell, 'Helvetica Neue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7-23T11:06:17.313000000</meta:creation-date>
    <dc:date>2024-07-23T11:20:26.389000000</dc:date>
    <meta:editing-duration>PT3M58S</meta:editing-duration>
    <meta:editing-cycles>1</meta:editing-cycles>
    <meta:document-statistic meta:table-count="0" meta:image-count="0" meta:object-count="0" meta:page-count="2" meta:paragraph-count="39" meta:word-count="191" meta:character-count="1407" meta:non-whitespace-character-count="1224"/>
    <meta:generator>Neat_Office/6.2.8.2$Windows_x86 LibreOffice_project/</meta:generator>
  </office:meta>
</office:document-meta>
</file>